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paragraph-properties fo:text-align="start" style:justify-single-word="false"/>
      <style:text-properties style:font-name="FreeSans"/>
    </style:style>
    <style:style style:name="P4" style:family="paragraph" style:parent-style-name="Standard">
      <style:paragraph-properties fo:text-align="start" style:justify-single-word="false"/>
      <style:text-properties style:font-name="FreeSans"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FreeSans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FreeSans" fo:font-weight="bold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FreeSans" fo:font-weight="bold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FreeSans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514 – Sistemas Operacionais</text:p>
      <text:p text:style-name="P1">Lab02 – Campeonato com Futex</text:p>
      <text:p text:style-name="P2"/>
      <text:p text:style-name="P2"/>
      <text:p text:style-name="P6">Grupo:</text:p>
      <text:p text:style-name="P6">David Kurka - RA070589</text:p>
      <text:p text:style-name="P6">Felipe Eltermann - RA070803</text:p>
      <text:p text:style-name="P6">Anderson Birocchi – RA 072787</text:p>
      <text:p text:style-name="P6"/>
      <text:p text:style-name="P3"><text:tab/>Neste laboratório, implementamos uma função de sincronização de threads que se baseia nas chamadas de sistema <text:span text:style-name="T1">futex_wait</text:span> e <text:span text:style-name="T1">futex_wake, </text:span><text:span text:style-name="T2">ao invés de espera ocupada.</text:span></text:p>
      <text:p text:style-name="P4"/>
      <text:p text:style-name="P4"/>
      <text:list xml:id="list101277302" text:style-name="L1">
        <text:list-item>
          <text:p text:style-name="P7">Descrição do algoritmo</text:p>
        </text:list-item>
      </text:list>
      <text:p text:style-name="P3"/>
      <text:p text:style-name="P3"><text:tab/>O programa cria N threads, que realizam sua tarefa de acesso a uma posição de memória compartilhada (seta a variável com o valor do seu id e imprime uma linha com seu id e o valor atual da variável, que idealmente deve ser o mesmo).</text:p>
      <text:p text:style-name="P3"/>
      <text:p text:style-name="P3"><text:tab/>Para isso, primeiro encontramos P como o menor par maior que N. Então, as threads competem entre si com um sistema de campeonato composto por fases e disputas. Na primeira fase ocorrem P/2 (arredondado para par) disputas, correspondendo a “duelos” 1 a 1 entre as threads. Disputas entre threads vazias (devido à diferença P-N) não produzem efeito, sendo desconsideradas seus resultados.</text:p>
      <text:p text:style-name="P3"><text:tab/>Após a primeira fase, P/2 threads passam para a próxima fase, deixando as threads anteriores “dormindo”. Essas P/2 threads passam por mais uma fase de disputa, restando em N/4 campeãs. Isso ocorre progressivamente, em log2(P) fases, até chegar na ultima fase, onde há somente uma disputa e o vencedor consegue acessar a região crítica. A estrutura fica semelhante à de uma arvore binária ou à uma tabela de chaves de campeonatos.</text:p>
      <text:p text:style-name="P3"><text:tab/>Após uma thread conseguir acessar a região crítica, ela desmarca seu interesse em todas as fases do campeonato que passou e “acorda” as threads com que fez disputas desde a primeira fase. Isso faz com que as threads que estavam em fases mais avançadas continuem em vantagem e disputando o acesso a região crítica.</text:p>
      <text:p text:style-name="P3"/>
      <text:p text:style-name="P3"><text:tab/>Competição entre duas threads: cada thread inicia seu procedimento indicando que está interessada (atribuindo 1 à sua célula correspondente no <text:span text:style-name="T1">vetor de interesse</text:span>). Depois disso, ela modifica uma variável chamada <text:span text:style-name="T1">último </text:span><text:span text:style-name="T2">(compartilhada entre as duas threads, somente)</text:span>. Como as duas threads fazem essa segunda atribuição, uma fará primeiro que a outra. Se apenas uma thread está interessada (possivelmente por que a outra não conseguiu chegar na mesma fase ao mesmo tempo), a thread interessada primeiro passa para a próxima fase, rumo à região crítica, enquanto a thread “perdedora” fica dormindo (pela chamada futex_wait) até sua rival acabar todas suas disputas. Caso as duas tenham interesse simultaneamente, as duas tentam dormir, usando a mesma variavel (no caso a <text:soft-page-break/>variavel “ultimo”) e apenas a thread que tiver ultimo igual a seu id consegue dormir, fazendo com que sua rival passe para a próxima fase.</text:p>
      <text:p text:style-name="P3"/>
      <text:p text:style-name="P3"/>
      <text:p text:style-name="P3"/>
      <text:list xml:id="list1133820933" text:style-name="L2">
        <text:list-item>
          <text:p text:style-name="P8">Implementação</text:p>
        </text:list-item>
      </text:list>
      <text:p text:style-name="P3"/>
      <text:p text:style-name="P3"><text:tab/>Foram alocados dois apontadores para vetores, sendo um para os vetores referentes aos interesses de cada thread em cada competição; e outro para os vetores de últimos. O número de vetores alocados (cada um com seu comprimento) é função de N.</text:p>
      <text:p text:style-name="P3"/>
      <text:p text:style-name="P3"><text:tab/>Cada turno tem um vetor de <text:span text:style-name="T1">últimos</text:span> com X elementos e um vetor de interesse com 2*X elementos. A primeira fase possui P elementos no vetor de interesse e P/2 elementos no vetor últimos. A cada turno esses números são divididos por 2, até chegar no penúltimo turno (semi-final) que tem 2 últimos e 4 interesses; e no último turno que tem 1 último (vencedor) e 2 interesses.</text:p>
      <text:p text:style-name="P3"/>
      <text:p text:style-name="P3"><text:tab/>Com essa estrutura de dados, posso criar futex especificos para cada disputa entre as threads e ter um bom controle.</text:p>
      <text:p text:style-name="P3"/>
      <text:p text:style-name="P3"/>
      <text:list xml:id="list888356473" text:style-name="L3">
        <text:list-item>
          <text:p text:style-name="P9">Problema da ordem da atribuição de zeros:</text:p>
        </text:list-item>
      </text:list>
      <text:p text:style-name="P5"/>
      <text:p text:style-name="P5"><text:tab/><text:span text:style-name="T3">Segundo o que foi proposto no enunciado desse lab, a ordem com que a thread ganhadora atribui zeros para seu interesse nas disputas pelas quais passou podem interferir no resultado final. Para isso, no arquivo camperro.c também em anexo, na função desinteressa(), foi invertida a atribuição de zeros do vetor interesses e colocado um sleep para aumentar a probabilidade dos problemas acontecerem. Basta roda-lo para ver o resultado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Felipe Braga</meta:initial-creator>
    <meta:creation-date>2009-03-10T16:04:44</meta:creation-date>
    <dc:date>2009-04-15T01:36:59</dc:date>
    <meta:editing-cycles>17</meta:editing-cycles>
    <meta:editing-duration>PT04H04M36S</meta:editing-duration>
    <meta:document-statistic meta:table-count="0" meta:image-count="0" meta:object-count="0" meta:page-count="2" meta:paragraph-count="19" meta:word-count="636" meta:character-count="3818"/>
    <meta:user-defined meta:name="Info 1"/>
    <meta:user-defined meta:name="Info 2"/>
    <meta:user-defined meta:name="Info 3"/>
    <meta:user-defined meta:name="Info 4"/>
  </office:meta>
</office:document-meta>
</file>